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1"/>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1</text:p>
      <text:p text:style-name="P2">Bra</text:p>
      <text:p text:style-name="Standard">Nedbrytningen i små steg. Underlättade:</text:p>
      <text:list xml:id="list4588601035425906103" text:style-name="L1">
        <text:list-item>
          <text:p text:style-name="P3">tidsuppskattning som stämde ganska bra</text:p>
        </text:list-item>
        <text:list-item>
          <text:p text:style-name="P3">planering av arbete och tiden för att bestämma vad man ska göra härnäst när något är klart.</text:p>
        </text:list-item>
        <text:list-item>
          <text:p text:style-name="P3">varje del kan acceptanstestas</text:p>
        </text:list-item>
      </text:list>
      <text:p text:style-name="Standard"/>
      <text:p text:style-name="P2">Förbättringar</text:p>
      <text:p text:style-name="Standard">Plan för hur testning ska planeras/integreras. Nu testar jag efterhand genom att stegen är delar som kan acceptanstestas genom att de är genomförda och fungerar. Okej?</text:p>
      <text:p text:style-name="Standard"/>
      <text:p text:style-name="Standard">Tydligare formuleringar/definitioner i vissa fall. Jag började fundera på vad som krävdes för att uppfylla att bakgrundsbilder ska vara "valbara". Jag tolkade det som att de skulle ligga i a-taggar så att man kan klicka på dem och tabba mellan dem. Vore man fler kunde man tolkat olika och gjort olika saker.</text:p>
      <text:p text:style-name="Standard"/>
      <text:p text:style-name="P1">Sprint 2</text:p>
      <text:p text:style-name="P7">Bra</text:p>
      <text:p text:style-name="P5">Nedbrytningen i små steg.</text:p>
      <text:list xml:id="list1454046302271275255" text:style-name="L2">
        <text:list-item>
          <text:p text:style-name="P6">Detta sätt har fortsatt att hjälpa mig att veta vad jag ska göra och direkt kunna gå vidare när jag varit färdig med någonting och inte varje gång ta tid till att fundera över vad som behöver göras</text:p>
        </text:list-item>
        <text:list-item>
          <text:p text:style-name="P6">Det var även bra för att testa undertiden och när allt var färdigt.</text:p>
        </text:list-item>
        <text:list-item>
          <text:p text:style-name="P6">Tidsuppskattningen stämde däremot inte alls avseende det jag lyfte in i sprinten från början. Jag hade lärt mig mer än jag trodde så det gick fortare och dessutom var det saker som redan fungerade utan förändringar. När jag fyllt på uppgifter i sprinten så stämde tiderna ganska bra.</text:p>
        </text:list-item>
      </text:list>
      <text:p text:style-name="P1"/>
      <text:p text:style-name="P7">Förbättringar</text:p>
      <text:p text:style-name="P8">Hur komplicerat olika saker är (för mig) och hur lång tid det tar. Räknar med att det är något man lär sig bättre med t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7M45S</meta:editing-duration>
    <meta:editing-cycles>8</meta:editing-cycles>
    <meta:generator>OpenOffice/4.0.0$Win32 OpenOffice.org_project/400m3$Build-9702</meta:generator>
    <dc:date>2014-01-15T20:08:51.34</dc:date>
    <dc:creator>Lotta Onsö</dc:creator>
    <meta:document-statistic meta:table-count="0" meta:image-count="0" meta:object-count="0" meta:page-count="1" meta:paragraph-count="17" meta:word-count="250" meta:character-count="1421"/>
    <meta:user-defined meta:name="Info 1"/>
    <meta:user-defined meta:name="Info 2"/>
    <meta:user-defined meta:name="Info 3"/>
    <meta:user-defined meta:name="Info 4"/>
  </office:meta>
</office:document-meta>
</file>